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7bc" officeooo:paragraph-rsid="0006e7bc"/>
    </style:style>
    <style:style style:name="P2" style:family="paragraph" style:parent-style-name="Standard">
      <style:text-properties officeooo:rsid="00070353" officeooo:paragraph-rsid="00070353"/>
    </style:style>
    <style:style style:name="P3" style:family="paragraph" style:parent-style-name="Standard">
      <style:text-properties officeooo:rsid="001ddc3e" officeooo:paragraph-rsid="001ddc3e"/>
    </style:style>
    <style:style style:name="T1" style:family="text">
      <style:text-properties officeooo:rsid="0015c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problèmes à régler pour le projet de traitement de données :</text:p>
      <text:p text:style-name="P1"/>
      <text:p text:style-name="P2"><text:span text:style-name="T1">°</text:span>Ordre alphabéthique pour la liste des pays ?</text:p>
      <text:p text:style-name="P3">°Vérifier que l’utilisateur mets bien des floats lorqu’il précise les infos d’un pays à sa création.</text:p>
      <text:p text:style-name="P3">°Vérifier la taille du set de pays, que faire si &lt;= 20 ? si &lt;= 10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42:59.142825609</meta:creation-date>
    <dc:date>2020-04-07T23:14:02.845158455</dc:date>
    <meta:editing-duration>PT5H56M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4" meta:character-count="282" meta:non-whitespace-character-count="232"/>
  </office:meta>
</office:document-meta>
</file>